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40-79</text:p>
          </table:table-cell>
          <table:table-cell office:value-type="float" office:value="45.27">
            <text:p>45,27</text:p>
          </table:table-cell>
          <table:table-cell office:value-type="float" office:value="40.18">
            <text:p>40,18</text:p>
          </table:table-cell>
          <table:table-cell table:number-columns-repeated="2"/>
        </table:table-row>
        <table:table-row table:style-name="ro1">
          <table:table-cell office:value-type="string">
            <text:p>80-159</text:p>
          </table:table-cell>
          <table:table-cell office:value-type="float" office:value="3.25">
            <text:p>3,25</text:p>
          </table:table-cell>
          <table:table-cell office:value-type="float" office:value="1.98">
            <text:p>1,98</text:p>
          </table:table-cell>
          <table:table-cell table:number-columns-repeated="2"/>
        </table:table-row>
        <table:table-row table:style-name="ro1">
          <table:table-cell office:value-type="string">
            <text:p>160-319</text:p>
          </table:table-cell>
          <table:table-cell office:value-type="float" office:value="1.36">
            <text:p>1,36</text:p>
          </table:table-cell>
          <table:table-cell office:value-type="float" office:value="0.14">
            <text:p>0,14</text:p>
          </table:table-cell>
          <table:table-cell table:number-columns-repeated="2"/>
        </table:table-row>
        <table:table-row table:style-name="ro1">
          <table:table-cell office:value-type="string">
            <text:p>320-639</text:p>
          </table:table-cell>
          <table:table-cell office:value-type="float" office:value="3.99">
            <text:p>3,99</text:p>
          </table:table-cell>
          <table:table-cell office:value-type="float" office:value="0.21">
            <text:p>0,21</text:p>
          </table:table-cell>
          <table:table-cell table:number-columns-repeated="2"/>
        </table:table-row>
        <table:table-row table:style-name="ro1">
          <table:table-cell office:value-type="string">
            <text:p>640-1279</text:p>
          </table:table-cell>
          <table:table-cell office:value-type="float" office:value="3.15">
            <text:p>3,15</text:p>
          </table:table-cell>
          <table:table-cell office:value-type="float" office:value="0.13">
            <text:p>0,13</text:p>
          </table:table-cell>
          <table:table-cell table:number-columns-repeated="2"/>
        </table:table-row>
        <table:table-row table:style-name="ro1">
          <table:table-cell office:value-type="string">
            <text:p>1280-2559</text:p>
          </table:table-cell>
          <table:table-cell office:value-type="float" office:value="42.98">
            <text:p>42,98</text:p>
          </table:table-cell>
          <table:table-cell office:value-type="float" office:value="57.36">
            <text:p>57,36</text:p>
          </table:table-cell>
          <table:table-cell table:number-columns-repeated="2"/>
        </table:table-row>
        <table:table-row table:style-name="ro1">
          <table:table-cell table:number-columns-repeated="4"/>
          <table:table-cell>
            <draw:frame table:end-cell-address="Planilha1.I25" table:end-x="0.824cm" table:end-y="0.219cm" draw:z-index="1" draw:style-name="gr1" svg:width="7.999cm" svg:height="6.999cm" svg:x="1.858cm" svg:y="0.446cm">
              <draw:object draw:notify-on-update-of-ranges="Planilha1.A3:Planilha1.A8 Planilha1.C3:Planilha1.C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>
            <draw:frame table:end-cell-address="Planilha1.D25" table:end-x="2.218cm" table:end-y="0.404cm" draw:z-index="0" draw:style-name="gr1" svg:width="7.999cm" svg:height="6.999cm" svg:x="0.993cm" svg:y="0.18cm">
              <draw:object draw:notify-on-update-of-ranges="Planilha1.A3:Planilha1.A8 Planilha1.B3:Planilha1.B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0">10/11/2013</text:date>, <text:time>21:59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ão Gross</meta:initial-creator>
    <meta:creation-date>2013-11-10T20:17:58.17</meta:creation-date>
    <dc:date>2013-11-10T21:59:58.35</dc:date>
    <dc:creator>João Gross</dc:creator>
    <meta:editing-duration>PT01H26M49S</meta:editing-duration>
    <meta:editing-cycles>2</meta:editing-cycles>
    <meta:generator>BrOffice.org/3.2$Win32 OpenOffice.org_project/320m12$Build-9483</meta:generator>
    <meta:document-statistic meta:table-count="3" meta:cell-count="1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circle" chart:style-name="ch1">
        <chart:title svg:x="2.095cm" svg:y="0.141cm" chart:style-name="ch2">
          <text:p>Navegação na Web</text:p>
        </chart:title>
        <chart:legend chart:legend-position="end" svg:x="5.815cm" svg:y="2.125cm" chart:style-name="ch3"/>
        <chart:plot-area chart:style-name="ch4" table:cell-range-address="Planilha1.A3:Planilha1.B8" chart:data-source-has-labels="column" svg:x="0.16cm" svg:y="0.784cm" svg:width="5.495cm" svg:height="5.936cm">
          <chart:axis chart:dimension="x" chart:name="primary-x" chart:style-name="ch5">
            <chart:categories table:cell-range-address="Planilha1.A3:Planilha1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B3:Planilha1.B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 text:id="Planilha1.A3:Planilha1.A8">40-79</text:p>
              </table:table-cell>
              <table:table-cell office:value-type="float" office:value="45.27">
                <text:p text:id="Planilha1.B3:Planilha1.B8">45.27</text:p>
              </table:table-cell>
            </table:table-row>
            <table:table-row>
              <table:table-cell office:value-type="string">
                <text:p>80-159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60-319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320-639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640-127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280-2559</text:p>
              </table:table-cell>
              <table:table-cell office:value-type="float" office:value="42.98">
                <text:p>42.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circle" chart:style-name="ch1">
        <chart:title svg:x="1.989cm" svg:y="0.141cm" chart:style-name="ch2">
          <text:p>Download de arquivo</text:p>
        </chart:title>
        <chart:legend chart:legend-position="end" svg:x="5.815cm" svg:y="2.125cm" chart:style-name="ch3"/>
        <chart:plot-area chart:style-name="ch4" table:cell-range-address="Planilha1.A3:Planilha1.A8 Planilha1.C3:Planilha1.C8" chart:data-source-has-labels="column" svg:x="0.16cm" svg:y="0.784cm" svg:width="5.495cm" svg:height="5.936cm">
          <chart:axis chart:dimension="x" chart:name="primary-x" chart:style-name="ch5">
            <chart:categories table:cell-range-address="Planilha1.A3:Planilha1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C3:Planilha1.C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 text:id="Planilha1.A3:Planilha1.A8">40-79</text:p>
              </table:table-cell>
              <table:table-cell office:value-type="float" office:value="40.18">
                <text:p text:id="Planilha1.C3:Planilha1.C8">40.18</text:p>
              </table:table-cell>
            </table:table-row>
            <table:table-row>
              <table:table-cell office:value-type="string">
                <text:p>80-159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160-31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20-63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640-127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280-2559</text:p>
              </table:table-cell>
              <table:table-cell office:value-type="float" office:value="57.36">
                <text:p>57.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